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ule</text:p>
          </table:table-cell>
        </table:table-row>
        <table:table-row table:style-name="ro1">
          <table:table-cell office:value-type="string" calcext:value-type="string">
            <text:p>?a <text:s/>&lt;dbo:author&gt; <text:s/>?b <text:s text:c="2"/>=&gt; ?a <text:s/>&lt;dbo:basedOn&gt; <text:s/>?b</text:p>
          </table:table-cell>
        </table:table-row>
        <table:table-row table:style-name="ro1">
          <table:table-cell office:value-type="string" calcext:value-type="string">
            <text:p>?b <text:s/>&lt;dbo:author&gt; <text:s/>?f <text:s/>?a <text:s/>&lt;dbo:creator&gt; <text:s/>?f <text:s text:c="2"/>=&gt; ?a <text:s/>&lt;dbo:lastAppearance&gt; <text:s/>?b</text:p>
          </table:table-cell>
        </table:table-row>
        <table:table-row table:style-name="ro1">
          <table:table-cell office:value-type="string" calcext:value-type="string">
            <text:p>?a <text:s/>&lt;dbo:author&gt; <text:s/>?b <text:s text:c="2"/>=&gt; ?a <text:s/>&lt;dbo:translator&gt; <text:s/>?b</text:p>
          </table:table-cell>
        </table:table-row>
        <table:table-row table:style-name="ro1">
          <table:table-cell office:value-type="string" calcext:value-type="string">
            <text:p>?a <text:s/>&lt;dbo:author&gt; <text:s/>?b <text:s text:c="2"/>=&gt; ?a <text:s/>&lt;dbo:creativeDirector&gt; <text:s/>?b</text:p>
          </table:table-cell>
        </table:table-row>
        <table:table-row table:style-name="ro1">
          <table:table-cell office:value-type="string" calcext:value-type="string">
            <text:p>?a <text:s/>&lt;dbo:author&gt; <text:s/>?f <text:s/>?f <text:s/>&lt;dbo:knownFor&gt; <text:s/>?b <text:s text:c="2"/>=&gt; ?a <text:s/>&lt;dbo:nonFictionSubject&gt; <text:s/>?b</text:p>
          </table:table-cell>
        </table:table-row>
        <table:table-row table:style-name="ro1">
          <table:table-cell office:value-type="string" calcext:value-type="string">
            <text:p>?a <text:s/>&lt;dbo:author&gt; <text:s/>?f <text:s/>?f <text:s/>&lt;dbo:birthPlace&gt; <text:s/>?b <text:s text:c="2"/>=&gt; ?a <text:s/>&lt;dbo:premierePlace&gt; <text:s/>?b</text:p>
          </table:table-cell>
        </table:table-row>
        <table:table-row table:style-name="ro1">
          <table:table-cell office:value-type="string" calcext:value-type="string">
            <text:p>?a <text:s/>&lt;dbo:author&gt; <text:s/>?b <text:s text:c="2"/>=&gt; ?a <text:s/>&lt;dbo:coverArtist&gt; <text:s/>?b</text:p>
          </table:table-cell>
        </table:table-row>
        <table:table-row table:style-name="ro1">
          <table:table-cell office:value-type="string" calcext:value-type="string">
            <text:p>?a <text:s/>&lt;dbo:author&gt; <text:s/>?f <text:s/>?f <text:s/>&lt;dbo:deathPlace&gt; <text:s/>?b <text:s text:c="2"/>=&gt; ?a <text:s/>&lt;dbo:premierePlace&gt; <text:s/>?b</text:p>
          </table:table-cell>
        </table:table-row>
        <table:table-row table:style-name="ro1">
          <table:table-cell office:value-type="string" calcext:value-type="string">
            <text:p>?a <text:s/>&lt;dbo:author&gt; <text:s/>?b <text:s text:c="2"/>=&gt; ?a <text:s/>&lt;dbo:musicBy&gt; <text:s/>?b</text:p>
          </table:table-cell>
        </table:table-row>
        <table:table-row table:style-name="ro1">
          <table:table-cell office:value-type="string" calcext:value-type="string">
            <text:p>?a <text:s/>&lt;dbo:author&gt; <text:s/>?b <text:s text:c="2"/>=&gt; ?a <text:s/>&lt;dbo:presenter&gt; <text:s/>?b</text:p>
          </table:table-cell>
        </table:table-row>
        <table:table-row table:style-name="ro1">
          <table:table-cell office:value-type="string" calcext:value-type="string">
            <text:p>?e <text:s/>&lt;dbo:author&gt; <text:s/>?b <text:s/>?e <text:s/>&lt;dbo:subsequentWork&gt; <text:s/>?a <text:s text:c="2"/>=&gt; ?a <text:s/>&lt;dbo:illustrator&gt; <text:s/>?b</text:p>
          </table:table-cell>
        </table:table-row>
        <table:table-row table:style-name="ro1">
          <table:table-cell office:value-type="string" calcext:value-type="string">
            <text:p>?e <text:s/>&lt;dbo:author&gt; <text:s/>?b <text:s/>?e <text:s/>&lt;dbo:previousWork&gt; <text:s/>?a <text:s text:c="2"/>=&gt; ?a <text:s/>&lt;dbo:illustrator&gt; <text:s/>?b</text:p>
          </table:table-cell>
        </table:table-row>
        <table:table-row table:style-name="ro1">
          <table:table-cell office:value-type="string" calcext:value-type="string">
            <text:p>?a <text:s/>&lt;dbo:author&gt; <text:s/>?b <text:s text:c="2"/>=&gt; ?a <text:s/>&lt;dbo:executiveProducer&gt; <text:s/>?b</text:p>
          </table:table-cell>
        </table:table-row>
        <table:table-row table:style-name="ro1">
          <table:table-cell office:value-type="string" calcext:value-type="string">
            <text:p>?f <text:s/>&lt;dbo:author&gt; <text:s/>?b <text:s/>?a <text:s/>&lt;dbo:previousWork&gt; <text:s/>?f <text:s text:c="2"/>=&gt; ?a <text:s/>&lt;dbo:illustrator&gt; <text:s/>?b</text:p>
          </table:table-cell>
        </table:table-row>
        <table:table-row table:style-name="ro1">
          <table:table-cell office:value-type="string" calcext:value-type="string">
            <text:p>?f <text:s/>&lt;dbo:author&gt; <text:s/>?b <text:s/>?a <text:s/>&lt;dbo:subsequentWork&gt; <text:s/>?f <text:s text:c="2"/>=&gt; ?a <text:s/>&lt;dbo:illustrator&gt; <text:s/>?b</text:p>
          </table:table-cell>
        </table:table-row>
        <table:table-row table:style-name="ro1">
          <table:table-cell office:value-type="string" calcext:value-type="string">
            <text:p>?a <text:s/>&lt;dbo:author&gt; <text:s/>?b <text:s text:c="2"/>=&gt; ?a <text:s/>&lt;dbo:illustrator&gt; <text:s/>?b</text:p>
          </table:table-cell>
        </table:table-row>
        <table:table-row table:style-name="ro1">
          <table:table-cell office:value-type="string" calcext:value-type="string">
            <text:p>?a <text:s/>&lt;dbo:illustrator&gt; <text:s/>?b <text:s text:c="2"/>=&gt; ?a <text:s/>&lt;dbo:author&gt; <text:s/>?b</text:p>
          </table:table-cell>
        </table:table-row>
        <table:table-row table:style-name="ro1">
          <table:table-cell office:value-type="string" calcext:value-type="string">
            <text:p>?a <text:s/>&lt;dbo:author&gt; <text:s/>?e <text:s/>?e <text:s/>&lt;http://www.w3.org/2004/02/skos/core#subject&gt; <text:s/>?b <text:s text:c="2"/>=&gt; ?a <text:s/>&lt;dbo:nonFictionSubject&gt; <text:s/>?b</text:p>
          </table:table-cell>
        </table:table-row>
        <table:table-row table:style-name="ro1">
          <table:table-cell office:value-type="string" calcext:value-type="string">
            <text:p>?a <text:s/>&lt;dbo:executiveProducer&gt; <text:s/>?b <text:s text:c="2"/>=&gt; ?a <text:s/>&lt;dbo:author&gt; <text:s/>?b</text:p>
          </table:table-cell>
        </table:table-row>
        <table:table-row table:style-name="ro1">
          <table:table-cell office:value-type="string" calcext:value-type="string">
            <text:p>?a <text:s/>&lt;dbo:author&gt; <text:s/>?b <text:s/>?b <text:s/>&lt;dbo:notableWork&gt; <text:s/>?a <text:s text:c="2"/>=&gt; ?a <text:s/>&lt;dbo:illustrator&gt; <text:s/>?b</text:p>
          </table:table-cell>
        </table:table-row>
        <table:table-row table:style-name="ro1">
          <table:table-cell office:value-type="string" calcext:value-type="string">
            <text:p>?a <text:s/>&lt;dbo:author&gt; <text:s/>?b <text:s text:c="2"/>=&gt; ?a <text:s/>&lt;dbo:creator&gt; <text:s/>?b</text:p>
          </table:table-cell>
        </table:table-row>
        <table:table-row table:style-name="ro1">
          <table:table-cell office:value-type="string" calcext:value-type="string">
            <text:p>?a <text:s/>&lt;dbo:author&gt; <text:s/>?b <text:s text:c="2"/>=&gt; ?a <text:s/>&lt;dbo:lyrics&gt; <text:s/>?b</text:p>
          </table:table-cell>
        </table:table-row>
        <table:table-row table:style-name="ro1">
          <table:table-cell office:value-type="string" calcext:value-type="string">
            <text:p>?e <text:s/>&lt;dbo:author&gt; <text:s/>?b <text:s/>?e <text:s/>&lt;dbo:nonFictionSubject&gt; <text:s/>?a <text:s text:c="2"/>=&gt; ?a <text:s/>&lt;dbo:crewMember&gt; <text:s/>?b</text:p>
          </table:table-cell>
        </table:table-row>
        <table:table-row table:style-name="ro1">
          <table:table-cell office:value-type="string" calcext:value-type="string">
            <text:p>?a <text:s/>&lt;dbo:lyrics&gt; <text:s/>?b <text:s text:c="2"/>=&gt; ?a <text:s/>&lt;dbo:author&gt; <text:s/>?b</text:p>
          </table:table-cell>
        </table:table-row>
        <table:table-row table:style-name="ro1">
          <table:table-cell office:value-type="string" calcext:value-type="string">
            <text:p>?a <text:s/>&lt;dbo:author&gt; <text:s/>?b <text:s/>?a <text:s/>&lt;dbo:creator&gt; <text:s/>?b <text:s text:c="2"/>=&gt; ?a <text:s/>&lt;dbo:creativeDirector&gt; <text:s/>?b</text:p>
          </table:table-cell>
        </table:table-row>
        <table:table-row table:style-name="ro1">
          <table:table-cell office:value-type="string" calcext:value-type="string">
            <text:p>?e <text:s/>&lt;dbo:author&gt; <text:s/>?a <text:s/>?e <text:s/>&lt;dbo:series&gt; <text:s/>?b <text:s text:c="2"/>=&gt; ?a <text:s/>&lt;dbo:notableWork&gt; <text:s/>?b</text:p>
          </table:table-cell>
        </table:table-row>
        <table:table-row table:style-name="ro1">
          <table:table-cell office:value-type="string" calcext:value-type="string">
            <text:p>?a <text:s/>&lt;dbo:creator&gt; <text:s/>?b <text:s text:c="2"/>=&gt; ?a <text:s/>&lt;dbo:author&gt; <text:s/>?b</text:p>
          </table:table-cell>
        </table:table-row>
        <table:table-row table:style-name="ro1">
          <table:table-cell office:value-type="string" calcext:value-type="string">
            <text:p>?a <text:s/>&lt;dbo:author&gt; <text:s/>?b <text:s/>?a <text:s/>&lt;dbo:creator&gt; <text:s/>?b <text:s text:c="2"/>=&gt; ?a <text:s/>&lt;dbo:executiveProducer&gt; <text:s/>?b</text:p>
          </table:table-cell>
        </table:table-row>
        <table:table-row table:style-name="ro1">
          <table:table-cell office:value-type="string" calcext:value-type="string">
            <text:p>?a <text:s/>&lt;dbo:author&gt; <text:s/>?b <text:s/>?a <text:s/>&lt;dbo:producer&gt; <text:s/>?b <text:s text:c="2"/>=&gt; ?a <text:s/>&lt;dbo:creativeDirector&gt; <text:s/>?b</text:p>
          </table:table-cell>
        </table:table-row>
        <table:table-row table:style-name="ro1">
          <table:table-cell office:value-type="string" calcext:value-type="string">
            <text:p>?a <text:s/>&lt;dbo:author&gt; <text:s/>?b <text:s/>?a <text:s/>&lt;dbo:musicBy&gt; <text:s/>?b <text:s text:c="2"/>=&gt; ?a <text:s/>&lt;dbo:lyrics&gt; <text:s/>?b</text:p>
          </table:table-cell>
        </table:table-row>
        <table:table-row table:style-name="ro1">
          <table:table-cell office:value-type="string" calcext:value-type="string">
            <text:p>?a <text:s/>&lt;dbo:author&gt; <text:s/>?f <text:s/>?f <text:s/>&lt;dbo:language&gt; <text:s/>?b <text:s text:c="2"/>=&gt; ?a <text:s/>&lt;dbo:originalLanguage&gt; <text:s/>?b</text:p>
          </table:table-cell>
        </table:table-row>
        <table:table-row table:style-name="ro1">
          <table:table-cell office:value-type="string" calcext:value-type="string">
            <text:p>?f <text:s/>&lt;dbo:author&gt; <text:s/>?a <text:s/>?b <text:s/>&lt;dbo:subsequentWork&gt; <text:s/>?f <text:s text:c="2"/>=&gt; ?a <text:s/>&lt;dbo:notableWork&gt; <text:s/>?b</text:p>
          </table:table-cell>
        </table:table-row>
        <table:table-row table:style-name="ro1">
          <table:table-cell office:value-type="string" calcext:value-type="string">
            <text:p>?e <text:s/>&lt;dbo:author&gt; <text:s/>?a <text:s/>?e <text:s/>&lt;dbo:previousWork&gt; <text:s/>?b <text:s text:c="2"/>=&gt; ?a <text:s/>&lt;dbo:notableWork&gt; <text:s/>?b</text:p>
          </table:table-cell>
        </table:table-row>
        <table:table-row table:style-name="ro1">
          <table:table-cell office:value-type="string" calcext:value-type="string">
            <text:p>?e <text:s/>&lt;dbo:author&gt; <text:s/>?a <text:s/>?e <text:s/>&lt;dbo:subsequentWork&gt; <text:s/>?b <text:s text:c="2"/>=&gt; ?a <text:s/>&lt;dbo:notableWork&gt; <text:s/>?b</text:p>
          </table:table-cell>
        </table:table-row>
        <table:table-row table:style-name="ro1">
          <table:table-cell office:value-type="string" calcext:value-type="string">
            <text:p>?b <text:s/>&lt;dbo:author&gt; <text:s/>?a <text:s text:c="2"/>=&gt; ?a <text:s/>&lt;dbo:notableWork&gt; <text:s/>?b</text:p>
          </table:table-cell>
        </table:table-row>
        <table:table-row table:style-name="ro1">
          <table:table-cell office:value-type="string" calcext:value-type="string">
            <text:p>?f <text:s/>&lt;dbo:author&gt; <text:s/>?a <text:s/>?b <text:s/>&lt;dbo:previousWork&gt; <text:s/>?f <text:s text:c="2"/>=&gt; ?a <text:s/>&lt;dbo:notableWork&gt; <text:s/>?b</text:p>
          </table:table-cell>
        </table:table-row>
        <table:table-row table:style-name="ro1">
          <table:table-cell office:value-type="string" calcext:value-type="string">
            <text:p>?b <text:s/>&lt;dbo:notableWork&gt; <text:s/>?a <text:s text:c="2"/>=&gt; ?a <text:s/>&lt;dbo:author&gt; <text:s/>?b</text:p>
          </table:table-cell>
        </table:table-row>
        <table:table-row table:style-name="ro1">
          <table:table-cell office:value-type="string" calcext:value-type="string">
            <text:p>?a <text:s/>&lt;dbo:author&gt; <text:s/>?b <text:s/>?a <text:s/>&lt;dbo:coverArtist&gt; <text:s/>?b <text:s text:c="2"/>=&gt; ?a <text:s/>&lt;dbo:illustrator&gt; <text:s/>?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6" number:min-integer-digits="1"/>
    </number:number-style>
    <number:number-style style:name="N135">
      <number:number number:decimal-places="17" number:min-integer-digits="1"/>
    </number:number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6:56:45.601342607</meta:creation-date>
    <dc:date>2018-06-03T16:57:16.842469372</dc:date>
    <meta:editing-duration>P0D</meta:editing-duration>
    <meta:editing-cycles>1</meta:editing-cycles>
    <meta:document-statistic meta:table-count="1" meta:cell-count="39" meta:object-count="0"/>
    <meta:generator>LibreOffice/4.2.8.2$Linux_X86_64 LibreOffice_project/420m0$Build-2</meta:generator>
  </office:meta>
</office:document-meta>
</file>